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1fdb" officeooo:paragraph-rsid="00081fdb"/>
    </style:style>
    <style:style style:name="P2" style:family="paragraph" style:parent-style-name="Standard">
      <style:text-properties officeooo:paragraph-rsid="00081fdb"/>
    </style:style>
    <style:style style:name="P3" style:family="paragraph" style:parent-style-name="Standard">
      <style:text-properties style:font-name="Times New Roman"/>
    </style:style>
    <style:style style:name="P4" style:family="paragraph" style:parent-style-name="Standard">
      <style:text-properties style:font-name="Times New Roman" fo:font-size="32pt" fo:font-weight="bold" officeooo:rsid="0003128b" officeooo:paragraph-rsid="0003128b" style:font-size-asian="32pt" style:font-weight-asian="bold" style:font-size-complex="32pt" style:font-weight-complex="bold"/>
    </style:style>
    <style:style style:name="P5" style:family="paragraph" style:parent-style-name="Standard">
      <style:text-properties style:font-name="Times New Roman" fo:font-size="15pt" fo:font-weight="normal" officeooo:rsid="0003128b" officeooo:paragraph-rsid="0003128b" style:font-size-asian="13.1000003814697pt" style:font-weight-asian="normal" style:font-size-complex="15pt" style:font-weight-complex="normal"/>
    </style:style>
    <style:style style:name="P6" style:family="paragraph" style:parent-style-name="Standard">
      <style:text-properties style:font-name="Times New Roman" fo:font-size="15pt" fo:font-weight="normal" officeooo:rsid="00050762" officeooo:paragraph-rsid="00050762" style:font-size-asian="13.1000003814697pt" style:font-weight-asian="normal" style:font-size-complex="15pt" style:font-weight-complex="normal"/>
    </style:style>
    <style:style style:name="P7" style:family="paragraph" style:parent-style-name="Standard">
      <style:text-properties style:font-name="Times New Roman" fo:font-size="15pt" fo:font-weight="normal" officeooo:rsid="000a55b0" officeooo:paragraph-rsid="000a55b0" style:font-size-asian="13.1000003814697pt" style:font-weight-asian="normal" style:font-size-complex="15pt" style:font-weight-complex="normal"/>
    </style:style>
    <style:style style:name="P8" style:family="paragraph" style:parent-style-name="Standard">
      <style:text-properties style:font-name="Times New Roman" fo:font-size="15pt" fo:font-weight="normal" officeooo:rsid="0014031d" officeooo:paragraph-rsid="0014031d" style:font-size-asian="13.1000003814697pt" style:font-weight-asian="normal" style:font-size-complex="15pt" style:font-weight-complex="normal"/>
    </style:style>
    <style:style style:name="P9" style:family="paragraph" style:parent-style-name="Standard">
      <style:text-properties style:font-name="Times New Roman" officeooo:paragraph-rsid="0003128b"/>
    </style:style>
    <style:style style:name="P10" style:family="paragraph" style:parent-style-name="Standard">
      <style:text-properties style:font-name="Times New Roman" officeooo:paragraph-rsid="00050762"/>
    </style:style>
    <style:style style:name="P11" style:family="paragraph" style:parent-style-name="Standard">
      <style:text-properties style:font-name="Times New Roman" officeooo:rsid="000671ea" officeooo:paragraph-rsid="000671ea"/>
    </style:style>
    <style:style style:name="P12" style:family="paragraph" style:parent-style-name="Standard">
      <style:text-properties style:font-name="Times New Roman" officeooo:paragraph-rsid="000671ea"/>
    </style:style>
    <style:style style:name="P13" style:family="paragraph" style:parent-style-name="Standard">
      <style:text-properties style:font-name="Times New Roman" officeooo:rsid="00081fdb" officeooo:paragraph-rsid="00081fdb"/>
    </style:style>
    <style:style style:name="P14" style:family="paragraph" style:parent-style-name="Standard">
      <style:text-properties style:font-name="Times New Roman" officeooo:paragraph-rsid="00081fdb"/>
    </style:style>
    <style:style style:name="P15" style:family="paragraph" style:parent-style-name="Standard">
      <style:text-properties style:font-name="Times New Roman" officeooo:paragraph-rsid="0012f259"/>
    </style:style>
    <style:style style:name="P16" style:family="paragraph" style:parent-style-name="Standard">
      <style:text-properties style:font-name="Times New Roman" officeooo:paragraph-rsid="00162ab2"/>
    </style:style>
    <style:style style:name="P17" style:family="paragraph" style:parent-style-name="Text_20_body">
      <style:text-properties style:font-name="Times New Roman" fo:font-size="15pt" fo:font-weight="normal" officeooo:rsid="0014031d" officeooo:paragraph-rsid="0014031d" style:font-size-asian="13.1000003814697pt" style:font-weight-asian="normal" style:font-size-complex="15pt" style:font-weight-complex="normal"/>
    </style:style>
    <style:style style:name="P18" style:family="paragraph" style:parent-style-name="Preformatted_20_Text">
      <style:paragraph-properties fo:margin-top="0cm" fo:margin-bottom="0.499cm" style:contextual-spacing="false"/>
    </style:style>
    <style:style style:name="P19" style:family="paragraph" style:parent-style-name="Preformatted_20_Text">
      <style:paragraph-properties fo:margin-top="0cm" fo:margin-bottom="0.499cm" style:contextual-spacing="false"/>
      <style:text-properties style:font-name="Times New Roman"/>
    </style:style>
    <style:style style:name="P20" style:family="paragraph" style:parent-style-name="Preformatted_20_Text">
      <style:paragraph-properties fo:margin-top="0cm" fo:margin-bottom="0.499cm" style:contextual-spacing="false"/>
      <style:text-properties style:font-name="Times New Roman" fo:font-size="15pt" officeooo:rsid="0015760e" officeooo:paragraph-rsid="0015760e" style:font-size-asian="13.1000003814697pt" style:font-size-complex="15pt"/>
    </style:style>
    <style:style style:name="P21" style:family="paragraph" style:parent-style-name="List_20_Contents">
      <style:paragraph-properties fo:margin-top="0cm" fo:margin-bottom="0.499cm" style:contextual-spacing="false"/>
    </style:style>
    <style:style style:name="P22" style:family="paragraph" style:parent-style-name="List_20_Heading">
      <style:paragraph-properties fo:margin-top="0cm" fo:margin-bottom="0.499cm" style:contextual-spacing="false"/>
    </style:style>
    <style:style style:name="P23" style:family="paragraph" style:parent-style-name="List_20_Heading">
      <style:paragraph-properties fo:margin-top="0cm" fo:margin-bottom="0.499cm" style:contextual-spacing="false"/>
      <style:text-properties style:font-name="Times New Roman" fo:font-size="15pt" officeooo:rsid="0015760e" officeooo:paragraph-rsid="0015760e" style:font-size-asian="13.1000003814697pt" style:font-size-complex="15pt"/>
    </style:style>
    <style:style style:name="P24" style:family="paragraph" style:parent-style-name="Preformatted_20_Text">
      <style:paragraph-properties fo:margin-left="1cm" fo:margin-right="0cm" fo:margin-top="0cm" fo:margin-bottom="0.499cm" style:contextual-spacing="false" fo:text-indent="0cm" style:auto-text-indent="false"/>
    </style:style>
    <style:style style:name="P25" style:family="paragraph" style:parent-style-name="Standard">
      <style:text-properties style:font-name="Times New Roman" fo:font-size="15pt" officeooo:rsid="00081fdb" officeooo:paragraph-rsid="00081fdb" style:font-size-asian="13.1000003814697pt" style:font-size-complex="15pt"/>
    </style:style>
    <style:style style:name="P26" style:family="paragraph" style:parent-style-name="Standard">
      <style:text-properties style:font-name="Times New Roman" fo:font-size="15pt" officeooo:rsid="00092328" officeooo:paragraph-rsid="00081fdb" style:font-size-asian="13.1000003814697pt" style:font-size-complex="15pt"/>
    </style:style>
    <style:style style:name="P27" style:family="paragraph" style:parent-style-name="Standard">
      <style:text-properties style:font-name="Times New Roman" fo:font-size="15pt" officeooo:rsid="00092328" officeooo:paragraph-rsid="00092328" style:font-size-asian="13.1000003814697pt" style:font-size-complex="15pt"/>
    </style:style>
    <style:style style:name="P28" style:family="paragraph" style:parent-style-name="Standard">
      <style:text-properties style:font-name="Times New Roman" officeooo:rsid="00081fdb" officeooo:paragraph-rsid="0012f259"/>
    </style:style>
    <style:style style:name="P29" style:family="paragraph" style:parent-style-name="Preformatted_20_Text">
      <style:paragraph-properties fo:margin-top="0cm" fo:margin-bottom="0.499cm" style:contextual-spacing="false"/>
      <style:text-properties style:font-name="Times New Roman" fo:font-size="12pt" officeooo:rsid="0015760e" officeooo:paragraph-rsid="0015760e" style:font-size-asian="10.5pt" style:font-size-complex="12pt"/>
    </style:style>
    <style:style style:name="P30" style:family="paragraph" style:parent-style-name="Preformatted_20_Text">
      <style:paragraph-properties fo:margin-top="0cm" fo:margin-bottom="0.499cm" style:contextual-spacing="false"/>
      <style:text-properties style:font-name="Times New Roman" fo:font-size="15pt" fo:font-weight="bold" officeooo:rsid="00171d61" officeooo:paragraph-rsid="00171d61" style:font-size-asian="13.1000003814697pt" style:font-weight-asian="bold" style:font-size-complex="15pt" style:font-weight-complex="bold"/>
    </style:style>
    <style:style style:name="T1" style:family="text">
      <style:text-properties style:font-name="Times New Roman"/>
    </style:style>
    <style:style style:name="T2" style:family="text">
      <style:text-properties style:font-name="Times New Roman" fo:font-size="15pt" style:font-size-asian="13.1000003814697pt" style:font-size-complex="15pt"/>
    </style:style>
    <style:style style:name="T3" style:family="text">
      <style:text-properties style:font-name="Times New Roman" fo:font-size="15pt" officeooo:rsid="00092328" style:font-size-asian="13.1000003814697pt" style:font-size-complex="15pt"/>
    </style:style>
    <style:style style:name="T4" style:family="text">
      <style:text-properties officeooo:rsid="00058c04"/>
    </style:style>
    <style:style style:name="T5" style:family="text">
      <style:text-properties fo:font-size="15pt" style:font-size-asian="13.1000003814697pt" style:font-size-complex="15pt"/>
    </style:style>
    <style:style style:name="T6" style:family="text">
      <style:text-properties fo:font-size="15pt" officeooo:rsid="000671ea" style:font-size-asian="13.1000003814697pt" style:font-size-complex="15pt"/>
    </style:style>
    <style:style style:name="T7" style:family="text">
      <style:text-properties fo:font-size="15pt" officeooo:rsid="00081fdb" style:font-size-asian="13.1000003814697pt" style:font-size-complex="15pt"/>
    </style:style>
    <style:style style:name="T8" style:family="text">
      <style:text-properties fo:font-size="15pt" officeooo:rsid="00092328" style:font-size-asian="13.1000003814697pt" style:font-size-complex="15pt"/>
    </style:style>
    <style:style style:name="T9" style:family="text">
      <style:text-properties fo:font-size="15pt" fo:font-weight="normal" officeooo:rsid="0003128b" style:font-size-asian="13.1000003814697pt" style:font-weight-asian="normal" style:font-size-complex="15pt" style:font-weight-complex="normal"/>
    </style:style>
    <style:style style:name="T10" style:family="text">
      <style:text-properties fo:font-size="15pt" fo:font-weight="normal" officeooo:rsid="00050762" style:font-size-asian="13.1000003814697pt" style:font-weight-asian="normal" style:font-size-complex="15pt" style:font-weight-complex="normal"/>
    </style:style>
    <style:style style:name="T11" style:family="text">
      <style:text-properties fo:font-size="15pt" fo:font-weight="normal" officeooo:rsid="00058c04" style:font-size-asian="13.1000003814697pt" style:font-weight-asian="normal" style:font-size-complex="15pt" style:font-weight-complex="normal"/>
    </style:style>
    <style:style style:name="T12" style:family="text">
      <style:text-properties officeooo:rsid="00081fdb"/>
    </style:style>
    <style:style style:name="T13" style:family="text">
      <style:text-properties officeooo:rsid="00092328"/>
    </style:style>
    <style:style style:name="T14" style:family="text">
      <style:text-properties officeooo:rsid="00115ccc"/>
    </style:style>
    <style:style style:name="T15" style:family="text">
      <style:text-properties fo:font-size="12pt" style:font-size-asian="12pt" style:font-size-complex="12pt"/>
    </style:style>
    <style:style style:name="T16" style:family="text">
      <style:text-properties fo:font-size="12pt" officeooo:rsid="0014031d" style:font-size-asian="12pt" style:font-size-complex="12pt"/>
    </style:style>
    <style:style style:name="T17" style:family="text">
      <style:text-properties fo:font-size="12pt" style:font-size-asian="10.5pt" style:font-size-complex="12pt"/>
    </style:style>
    <style:style style:name="T18" style:family="text">
      <style:text-properties officeooo:rsid="00162a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allation of Moodle Server</text:p>
      <text:p text:style-name="P4"/>
      <text:p text:style-name="P5">Step1: Install Apache/MySQL/PHP</text:p>
      <text:p text:style-name="P5"/>
      <text:p text:style-name="P9"><text:span text:style-name="T9"><text:tab/><text:tab/>-&gt; </text:span>sudo apt-get update</text:p>
      <text:p text:style-name="P9"><text:span text:style-name="T9"><text:tab/><text:tab/>-&gt; </text:span>sudo apt-get install apache2 mysql-client mysql-server php5</text:p>
      <text:p text:style-name="P10"><text:span text:style-name="T10"><text:tab/><text:tab/>-&gt; </text:span>ssudo apt-get install graphviz aspell php5-pspell php5-curl php5-gd php5-intl <text:tab/><text:tab/><text:tab/>php5-mysql php5-xmlrpc php5-ldap clamav</text:p>
      <text:p text:style-name="P10"><text:span text:style-name="T10"><text:tab/><text:tab/>-&gt; </text:span>sudo service apache2 restart</text:p>
      <text:p text:style-name="P6"/>
      <text:p text:style-name="P6">Step2: <text:s/><text:span text:style-name="T4">Downlad Moodle</text:span></text:p>
      <text:p text:style-name="P6"><text:tab/><text:span text:style-name="T4">2.1: Via git repo</text:span></text:p>
      <text:p text:style-name="P10"><text:span text:style-name="T10"><text:tab/><text:tab/>-</text:span><text:span text:style-name="T11">&gt; </text:span>sudo apt-get install git-core <text:span text:style-name="T4">(use this if git isn't installed in the system)</text:span></text:p>
      <text:p text:style-name="P10"><text:tab/><text:tab/>-<text:span text:style-name="T4">&gt; </text:span>cd /opt</text:p>
      <text:p text:style-name="P10"><text:tab/><text:tab/>-<text:span text:style-name="T4">&gt; </text:span>sudo git clone git://git.moodle.org/moodle.git</text:p>
      <text:p text:style-name="P10"><text:tab/><text:tab/>-<text:span text:style-name="T4">&gt; </text:span>cd moodle</text:p>
      <text:p text:style-name="P10"><text:tab/><text:tab/>-<text:span text:style-name="T4">&gt; </text:span>sudo git branch -a</text:p>
      <text:p text:style-name="P10"><text:tab/><text:tab/>-<text:span text:style-name="T4">&gt; </text:span>sudo git branch --track MOODLE_29_STABLE origin/MOODLE_29_STABLE</text:p>
      <text:p text:style-name="P10"><text:tab/><text:tab/>-<text:span text:style-name="T4">&gt; </text:span>sudo git checkout MOODLE_29_STABLE</text:p>
      <text:p text:style-name="P10"><text:s text:c="2"/><text:tab/><text:span text:style-name="T6">2.2: Get the Moodle complete files</text:span></text:p>
      <text:p text:style-name="P11"/>
      <text:p text:style-name="P11"><text:span text:style-name="T5">Step 3: </text:span><text:span text:style-name="T7">Copy local repository to /var/www/html</text:span></text:p>
      <text:p text:style-name="P3"><text:span text:style-name="T7"><text:tab/><text:tab/>-&gt; </text:span>sudo cp -R /opt/moodle /var/www/html/ <text:span text:style-name="T12">(if file is downloaded replace <text:tab/><text:tab/><text:tab/><text:tab/><text:tab/><text:tab/><text:tab/><text:tab/><text:tab/>/opt/moodle with directory location)</text:span></text:p>
      <text:p text:style-name="P12"><text:span text:style-name="T7"><text:tab/><text:tab/>-&gt; </text:span>sudo mkdir /var<text:span text:style-name="T13">/</text:span>moodledata</text:p>
      <text:p text:style-name="P12"><text:span text:style-name="T7"><text:tab/><text:tab/>-&gt; </text:span>sudo chown -R www-data /var/moodledata</text:p>
      <text:p text:style-name="P12"><text:span text:style-name="T7"><text:tab/><text:tab/>-&gt; </text:span>sudo chmod -R 777 /var/moodledata</text:p>
      <text:p text:style-name="P12"><text:span text:style-name="T7"><text:tab/><text:tab/>-&gt; </text:span>sudo chmod -R 0755 /var/www/html/moodle</text:p>
      <text:p text:style-name="P25">Step 4: Setup MySQL server</text:p>
      <text:p text:style-name="P13"/>
      <text:p text:style-name="P14"><text:span text:style-name="T7"><text:tab/></text:span>First we need to change the default storage engine to innodb </text:p>
      <text:p text:style-name="P14"><text:span text:style-name="T7"><text:tab/><text:tab/>-&gt; </text:span>sudo vi /etc/mysql/my.cnf <text:span text:style-name="T12">(use any editors like vi,vim,nano,gedit etc)</text:span></text:p>
      <text:p text:style-name="P14"><text:tab/>Scroll down to the [mysqld] section and under Basic Settings add the following line under the last statement </text:p>
      <text:p text:style-name="P14"><text:tab/><text:tab/>-<text:span text:style-name="T12">&gt; </text:span>default-storage-engine = innodb</text:p>
      <text:p text:style-name="P14"><text:tab/><text:tab/>-<text:span text:style-name="T14">&gt; </text:span>innodb_file_per_table = 1</text:p>
      <text:p text:style-name="P14"><text:tab/><text:tab/>-<text:span text:style-name="T14">&gt; </text:span>innodb_file_format = Barracuda</text:p>
      <text:p text:style-name="P14"><text:tab/><text:span text:style-name="T12">save the file and exit</text:span></text:p>
      <text:p text:style-name="P14"><text:tab/><text:tab/>-<text:span text:style-name="T12">&gt; </text:span>sudo service mysql restart</text:p>
      <text:p text:style-name="P14"><text:tab/><text:tab/>-<text:span text:style-name="T12">&gt; </text:span>mysql -u root -p</text:p>
      <text:p text:style-name="P14"><text:tab/><text:span text:style-name="T12">Enter password when prmpted which was created during installaion of MySQL</text:span></text:p>
      <text:p text:style-name="P14"><text:tab/><text:tab/><text:span text:style-name="T12">Then we will bw allowed to enter mysql</text:span></text:p>
      <text:p text:style-name="P14"><text:tab/><text:tab/>mysql&gt;CREATE DATABASE moodle DEFAULT CHARACTER SET utf8 <text:s/><text:tab/><text:tab/><text:tab/><text:tab/>COLLATE utf8_unicode_ci;</text:p>
      <text:p text:style-name="P28"><text:soft-page-break/><text:tab/>(BELOW STEP IS OPTIONAL</text:p>
      <text:p text:style-name="P15"><text:span text:style-name="T12"><text:tab/>mysql&gt; </text:span>create user 'moodledude'@'localhost' IDENTIFIED BY <text:tab/><text:tab/><text:tab/><text:tab/><text:tab/><text:tab/>'passwordformoodledude';<text:span text:style-name="T18">)</text:span></text:p>
      <text:p text:style-name="P1"><text:span text:style-name="T1">Note: Below command 'moodledude' is the username (our case 'root') replace it as </text:span><text:a xlink:type="simple" xlink:href="mailto:root@localhost"><text:span text:style-name="T1">root@localhost</text:span></text:a></text:p>
      <text:p text:style-name="P13"><text:tab/>and 'passwordformoodle' be the password for your root@localhost<text:tab/></text:p>
      <text:p text:style-name="P16"><text:tab/></text:p>
      <text:p text:style-name="P16"><text:tab/>mysql&gt;GRANT SELECT,INSERT,UPDATE,DELETE,CREATE,CREATE TEMPORARY TABLES,DROP,INDEX,ALTER ON moodle.* TO moodledude@localhost <text:tab/>IDENTIFIED BY 'passwordformoodledude';</text:p>
      <text:p text:style-name="P14"><text:span text:style-name="T7"><text:tab/></text:span>mysql&gt;quit;</text:p>
      <text:p text:style-name="P14"/>
      <text:p text:style-name="P25">Step 5: Complete Step</text:p>
      <text:p text:style-name="P14"><text:span text:style-name="T7"><text:tab/></text:span>Note - If you are not comfortable using terminal to create the config.php file that needs to be created when going through the installer, you should temporarily make the webroot writable by doing the following:</text:p>
      <text:p text:style-name="P14"><text:span text:style-name="T7"><text:tab/>-&gt; </text:span>sudo chmod -R 777 /var/www/<text:span text:style-name="T12">html/</text:span>moodle</text:p>
      <text:p text:style-name="P25"><text:tab/><text:tab/></text:p>
      <text:p text:style-name="P25"><text:tab/>Now RUN the installer and have you will have Moodle setup</text:p>
      <text:p text:style-name="P13"/>
      <text:p text:style-name="P25">How to Run?</text:p>
      <text:p text:style-name="P1"><text:span text:style-name="T2"><text:tab/></text:span><text:a xlink:type="simple" xlink:href="http://server-ip/moodle"><text:span text:style-name="T2">http://server-ip/moodle</text:span></text:a><text:span text:style-name="T2"> <text:s text:c="3"/>(server-ip is the ip address of the server system)</text:span></text:p>
      <text:p text:style-name="P25">in the web browser.</text:p>
      <text:p text:style-name="P13"/>
      <text:p text:style-name="P25">Follow the prompts selecting</text:p>
      <text:p text:style-name="P13"/>
      <text:p text:style-name="P25">1) Select Language</text:p>
      <text:p text:style-name="P13"><text:span text:style-name="T5">2) </text:span><text:span text:style-name="T8">Confirm Paths</text:span></text:p>
      <text:p text:style-name="P2"><text:span text:style-name="T3"><text:tab/>-&gt; Web Address: </text:span><text:a xlink:type="simple" xlink:href="http://server-ip/moodle"><text:span text:style-name="T3">http://server-ip/moodle</text:span></text:a></text:p>
      <text:p text:style-name="P26"><text:tab/>-&gt; Moodle Directory: /var/www/html/moodle</text:p>
      <text:p text:style-name="P26"><text:tab/>-&gt; Data Directory: /var/www/moodledata</text:p>
      <text:p text:style-name="P27">3) Choose Database Driver</text:p>
      <text:p text:style-name="P27"><text:tab/>-&gt; Improved MySQL (native/mysqli)</text:p>
      <text:p text:style-name="P27">4) Database settings</text:p>
      <text:p text:style-name="P27"><text:tab/>-&gt; Database Host:localhost</text:p>
      <text:p text:style-name="P6"><text:tab/>-<text:span text:style-name="T13">&gt; Database Name: moodle (name of database given in step 4)</text:span></text:p>
      <text:p text:style-name="P6"><text:tab/>-<text:span text:style-name="T13">&gt; Database User: moodledude ('root' which we have given or anything <text:tab/><text:tab/><text:tab/><text:tab/><text:tab/><text:tab/><text:tab/><text:tab/>given)</text:span></text:p>
      <text:p text:style-name="P6"><text:tab/>-<text:span text:style-name="T13">&gt; Database Password: passwordformoodledude (password for that user)</text:span></text:p>
      <text:p text:style-name="P6"><text:tab/>-<text:span text:style-name="T13">&gt; Tables Prefix: mdl_</text:span></text:p>
      <text:p text:style-name="P6"><text:tab/>-<text:span text:style-name="T13">&gt; Database port and Unix Scoket leave empty</text:span></text:p>
      <text:p text:style-name="P7">4) Accept the copyright notice</text:p>
      <text:p text:style-name="P7">5) Confirm all server checks are OK</text:p>
      <text:p text:style-name="P8">6) Validation of installation takes place time is varied be patient don't refresh else u have to restart whole procedure again. After finished click continue</text:p>
      <text:p text:style-name="P8">7) Admin panel comes. Fill required data and update profile.</text:p>
      <text:p text:style-name="P8"><text:soft-page-break/>8) Fill Some info. Click on finish.</text:p>
      <text:p text:style-name="P8"/>
      <text:p text:style-name="P8">BINGO!!!! Your Moodle SERVER is running.</text:p>
      <text:p text:style-name="P8"/>
      <text:p text:style-name="P8">MOST IMPORTANT:</text:p>
      <text:p text:style-name="P8"/>
      <text:p text:style-name="P17">After you have ran the installer and you have moodle setup, you NEED to revert permissions so that it is no longer writable using the below command. </text:p>
      <text:p text:style-name="P19"><text:tab/><text:span text:style-name="T15">-</text:span><text:span text:style-name="T16">&gt; </text:span><text:span text:style-name="T15">sudo chmod -R 0755 /var/www/html/moodle</text:span></text:p>
      <text:p text:style-name="P19"/>
      <text:p text:style-name="P19"/>
      <text:p text:style-name="P19"/>
      <text:p text:style-name="P30">HOW TO UNINSTALL MOODLE FROM SERVER</text:p>
      <text:p text:style-name="P23">Drop the database. </text:p>
      <text:p text:style-name="P21">Drop the database first so that we know the root password is recorded some where. </text:p>
      <text:p text:style-name="P18">&gt; mysql -u root -p</text:p>
      <text:p text:style-name="P18">mysql&gt; drop database moodle;</text:p>
      <text:p text:style-name="P21">check if database is still exist</text:p>
      <text:p text:style-name="P24">mysql&gt;show databases;</text:p>
      <text:p text:style-name="P21">Now quit;</text:p>
      <text:p text:style-name="P24">mysql&gt;quit;</text:p>
      <text:p text:style-name="P22">Delete moodledata and moodle(source code) folder. </text:p>
      <text:p text:style-name="P20">Delete Moodle Files</text:p>
      <text:p text:style-name="P20"><text:tab/>1) Become root user</text:p>
      <text:p text:style-name="P20"><text:tab/>2) Run following commands</text:p>
      <text:p text:style-name="P20"><text:tab/><text:tab/>&gt; <text:span text:style-name="T17">sudo rm -R /var/www/html/moodle</text:span></text:p>
      <text:p text:style-name="P29"><text:tab/><text:tab/>&gt; sudo rm -R /var/moodledata</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ghtCrawler </meta:initial-creator>
    <meta:creation-date>2015-07-09T08:35:23.182664894</meta:creation-date>
    <dc:date>2015-07-13T08:59:13.883789700</dc:date>
    <dc:creator>NightCrawler </dc:creator>
    <meta:editing-duration>PT2H21M30S</meta:editing-duration>
    <meta:editing-cycles>11</meta:editing-cycles>
    <meta:generator>LibreOffice/4.2.8.2$Linux_X86_64 LibreOffice_project/420m0$Build-2</meta:generator>
    <meta:document-statistic meta:table-count="0" meta:image-count="0" meta:object-count="0" meta:page-count="3" meta:paragraph-count="89" meta:word-count="600" meta:character-count="4106" meta:non-whitespace-character-count="3466"/>
  </office:meta>
</office:document-meta>
</file>